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SpS-NeRF (SparseSat-NeRF) reprend la même architecture de base que Sat-NeRF, mais introduit une amélioration majeure visant à permettre l'entraînement du modèle à partir d’un très petit nombre d’images satellites (seulement deux ou trois vues). Contrairement à Sat-NeRF, qui suppose une couverture multi-vues relativement dense et modélise explicitement la lumière directionnelle ainsi que les objets transitoires, SpS-NeRF fait le choix de simplifier ce traitement pour se concentrer sur la reconstruction géométrique dans des conditions de données limitées. Pour cela, il intègre une supervision dense en profondeur à partir de cartes de profondeur générées par la méthode Semi-Global Matching (SGM), même si celles-ci sont de faible résolution et bruitées. Ces cartes sont utilisées de deux manières clés : d’une part, elles servent à guider l’échantillonnage des points le long des rayons en concentrant les échantillons autour des surfaces probables (via une distribution gaussienne centrée sur la profondeur estimée) ; d’autre part, elles sont introduites directement dans la fonction de perte pour contraindre le réseau à produire une géométrie cohérente avec la structure estimée de la scène. Le modèle intègre également une mesure d’incertitude issue du score de corrélation SGM, permettant de pondérer la contribution de chaque valeur de profondeur dans la loss, et ainsi d’éviter l’apprentissage à partir de données peu fiables. À noter que SpS-NeRF ne reprend pas les mécanismes de modélisation de la lumière ni le masque de visibilité des objets transitoires présents dans Sat-NeRF : il mise uniquement sur les indices géométriques pour former la scène, ce qui le rend moins sensible aux effets d’éclairage mais aussi moins robuste aux ombres et objets variable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8-04T22:18:33.498969782</meta:creation-date>
    <dc:date>2025-08-04T22:18:42.663460453</dc:date>
    <meta:editing-duration>PT10S</meta:editing-duration>
    <meta:editing-cycles>1</meta:editing-cycles>
    <meta:document-statistic meta:table-count="0" meta:image-count="0" meta:object-count="0" meta:page-count="1" meta:paragraph-count="1" meta:word-count="265" meta:character-count="1776" meta:non-whitespace-character-count="1512"/>
    <meta:generator>LibreOffice/7.3.7.2$Linux_X86_64 LibreOffice_project/30$Build-2</meta:generator>
  </office:meta>
</office:document-meta>
</file>